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ea570" officeooo:paragraph-rsid="001ea570"/>
    </style:style>
    <style:style style:name="P2" style:family="paragraph" style:parent-style-name="Standard">
      <style:text-properties officeooo:rsid="001bb4af" officeooo:paragraph-rsid="001bb4af"/>
    </style:style>
    <style:style style:name="P3" style:family="paragraph" style:parent-style-name="Standard">
      <style:text-properties officeooo:rsid="001ce1c4" officeooo:paragraph-rsid="001ce1c4"/>
    </style:style>
    <style:style style:name="P4" style:family="paragraph" style:parent-style-name="Standard">
      <style:text-properties officeooo:rsid="001ea570" officeooo:paragraph-rsid="001ea570"/>
    </style:style>
    <style:style style:name="P5" style:family="paragraph" style:parent-style-name="Standard">
      <style:text-properties officeooo:rsid="002c6a35" officeooo:paragraph-rsid="002c6a35"/>
    </style:style>
    <style:style style:name="P6" style:family="paragraph" style:parent-style-name="Standard">
      <style:text-properties officeooo:rsid="002d3243" officeooo:paragraph-rsid="002d3243"/>
    </style:style>
    <style:style style:name="P7" style:family="paragraph" style:parent-style-name="Standard">
      <style:text-properties officeooo:rsid="002fd219" officeooo:paragraph-rsid="002fd219"/>
    </style:style>
    <style:style style:name="P8" style:family="paragraph" style:parent-style-name="Standard">
      <style:text-properties officeooo:rsid="0031bc65" officeooo:paragraph-rsid="0031bc65"/>
    </style:style>
    <style:style style:name="P9" style:family="paragraph" style:parent-style-name="Standard">
      <style:text-properties style:text-position="0% 100%" fo:font-weight="bold" officeooo:rsid="0033311e" officeooo:paragraph-rsid="0033311e" style:font-weight-asian="bold" style:font-weight-complex="bold"/>
    </style:style>
    <style:style style:name="P10" style:family="paragraph" style:parent-style-name="Standard">
      <style:text-properties style:text-position="0% 100%" fo:font-weight="bold" officeooo:rsid="0034c437" officeooo:paragraph-rsid="0034c437" style:font-weight-asian="bold" style:font-weight-complex="bold"/>
    </style:style>
    <style:style style:name="P11" style:family="paragraph" style:parent-style-name="Standard">
      <style:text-properties officeooo:rsid="00353366" officeooo:paragraph-rsid="00353366"/>
    </style:style>
    <style:style style:name="P12" style:family="paragraph" style:parent-style-name="Standard">
      <style:text-properties officeooo:rsid="00368974" officeooo:paragraph-rsid="00368974"/>
    </style:style>
    <style:style style:name="P13" style:family="paragraph" style:parent-style-name="Standard">
      <style:text-properties officeooo:rsid="003d9567" officeooo:paragraph-rsid="003d9567"/>
    </style:style>
    <style:style style:name="P14" style:family="paragraph" style:parent-style-name="Standard">
      <style:text-properties officeooo:rsid="00409d61" officeooo:paragraph-rsid="00409d61"/>
    </style:style>
    <style:style style:name="P15" style:family="paragraph" style:parent-style-name="Standard">
      <style:paragraph-properties fo:break-before="page"/>
      <style:text-properties officeooo:rsid="001ea570" officeooo:paragraph-rsid="001ea570"/>
    </style:style>
    <style:style style:name="P16" style:family="paragraph" style:parent-style-name="Text_20_body">
      <style:text-properties officeooo:rsid="001ea570" officeooo:paragraph-rsid="001ea570"/>
    </style:style>
    <style:style style:name="P17" style:family="paragraph" style:parent-style-name="Text_20_body">
      <style:text-properties officeooo:rsid="001ea570" officeooo:paragraph-rsid="00204e5f"/>
    </style:style>
    <style:style style:name="P18" style:family="paragraph" style:parent-style-name="Text_20_body">
      <style:text-properties officeooo:rsid="0027aa73" officeooo:paragraph-rsid="0027aa73"/>
    </style:style>
    <style:style style:name="P19" style:family="paragraph" style:parent-style-name="Standard">
      <style:text-properties style:text-position="0% 100%" fo:font-weight="normal" officeooo:rsid="0033311e" officeooo:paragraph-rsid="0033311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34c437" officeooo:paragraph-rsid="0033311e" style:font-weight-asian="normal" style:font-weight-complex="normal"/>
    </style:style>
    <style:style style:name="P21" style:family="paragraph" style:parent-style-name="Standard">
      <style:text-properties style:text-position="0% 100%" officeooo:rsid="00353366" officeooo:paragraph-rsid="00353366"/>
    </style:style>
    <style:style style:name="P22" style:family="paragraph" style:parent-style-name="Standard">
      <style:text-properties style:text-position="0% 100%" officeooo:rsid="00368974" officeooo:paragraph-rsid="00368974"/>
    </style:style>
    <style:style style:name="P23" style:family="paragraph" style:parent-style-name="Standard" style:list-style-name="L1">
      <style:text-properties style:text-position="0% 100%" officeooo:rsid="00368974" officeooo:paragraph-rsid="003c2f95"/>
    </style:style>
    <style:style style:name="P24" style:family="paragraph" style:parent-style-name="Standard">
      <style:text-properties style:text-position="0% 100%" officeooo:rsid="00409d61" officeooo:paragraph-rsid="00409d61"/>
    </style:style>
    <style:style style:name="P25" style:family="paragraph" style:parent-style-name="Standard" style:list-style-name="L1">
      <style:text-properties officeooo:rsid="001ce1c4" officeooo:paragraph-rsid="003c2f95"/>
    </style:style>
    <style:style style:name="P26" style:family="paragraph" style:parent-style-name="Standard" style:list-style-name="L1">
      <style:text-properties officeooo:rsid="003c2f95" officeooo:paragraph-rsid="003c2f95"/>
    </style:style>
    <style:style style:name="P27" style:family="paragraph" style:parent-style-name="Standard" style:list-style-name="L1">
      <style:text-properties officeooo:rsid="003d399d" officeooo:paragraph-rsid="003d399d"/>
    </style:style>
    <style:style style:name="P28" style:family="paragraph" style:parent-style-name="Standard" style:list-style-name="L1">
      <style:text-properties officeooo:rsid="003d9567" officeooo:paragraph-rsid="003d9567"/>
    </style:style>
    <style:style style:name="T1" style:family="text">
      <style:text-properties officeooo:rsid="00397010"/>
    </style:style>
    <style:style style:name="T2" style:family="text">
      <style:text-properties officeooo:rsid="001c157b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ea570"/>
    </style:style>
    <style:style style:name="T5" style:family="text">
      <style:text-properties style:text-position="super 58%" officeooo:rsid="00204e5f"/>
    </style:style>
    <style:style style:name="T6" style:family="text">
      <style:text-properties style:text-position="super 58%" officeooo:rsid="002956c3"/>
    </style:style>
    <style:style style:name="T7" style:family="text">
      <style:text-properties style:text-position="super 58%" officeooo:rsid="001f8dbb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25b8b3"/>
    </style:style>
    <style:style style:name="T11" style:family="text">
      <style:text-properties style:text-position="sub 58%" officeooo:rsid="0027c690"/>
    </style:style>
    <style:style style:name="T12" style:family="text">
      <style:text-properties style:text-position="sub 58%" officeooo:rsid="002b0c4c"/>
    </style:style>
    <style:style style:name="T13" style:family="text">
      <style:text-properties style:text-position="sub 58%" officeooo:rsid="001f8dbb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1f8dbb"/>
    </style:style>
    <style:style style:name="T16" style:family="text">
      <style:text-properties style:text-position="0% 100%" officeooo:rsid="001ff770"/>
    </style:style>
    <style:style style:name="T17" style:family="text">
      <style:text-properties style:text-position="0% 100%" officeooo:rsid="00204e5f"/>
    </style:style>
    <style:style style:name="T18" style:family="text">
      <style:text-properties style:text-position="0% 100%" officeooo:rsid="00226064"/>
    </style:style>
    <style:style style:name="T19" style:family="text">
      <style:text-properties style:text-position="0% 100%" officeooo:rsid="0023c322"/>
    </style:style>
    <style:style style:name="T20" style:family="text">
      <style:text-properties style:text-position="0% 100%" officeooo:rsid="0025b8b3"/>
    </style:style>
    <style:style style:name="T21" style:family="text">
      <style:text-properties style:text-position="0% 100%" officeooo:rsid="0027aa73"/>
    </style:style>
    <style:style style:name="T22" style:family="text">
      <style:text-properties style:text-position="0% 100%" officeooo:rsid="0027c690"/>
    </style:style>
    <style:style style:name="T23" style:family="text">
      <style:text-properties style:text-position="0% 100%" officeooo:rsid="00294b47"/>
    </style:style>
    <style:style style:name="T24" style:family="text">
      <style:text-properties style:text-position="0% 100%" officeooo:rsid="002956c3"/>
    </style:style>
    <style:style style:name="T25" style:family="text">
      <style:text-properties style:text-position="0% 100%" officeooo:rsid="002b0c4c"/>
    </style:style>
    <style:style style:name="T26" style:family="text">
      <style:text-properties style:text-position="0% 100%" officeooo:rsid="00409d6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4c437" style:font-weight-asian="normal" style:font-weight-complex="normal"/>
    </style:style>
    <style:style style:name="T29" style:family="text">
      <style:text-properties officeooo:rsid="003d9567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3f85ea"/>
    </style:style>
    <style:style style:name="T32" style:family="text">
      <style:text-properties officeooo:rsid="004345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matisches / Algorithmisches Differenzieren</text:p>
      <text:p text:style-name="P2"/>
      <text:p text:style-name="P2"><text:a xlink:type="simple" xlink:href="mailto:Torsten.Bosse@uni-jena.de" text:style-name="Internet_20_link" text:visited-style-name="Visited_20_Internet_20_Link">Torsten.Bosse@uni-jena.de</text:a></text:p>
      <text:p text:style-name="P2"/>
      <text:p text:style-name="P2">bis auf weiteres 14.00</text:p>
      <text:p text:style-name="P2"/>
      <text:p text:style-name="P2">Prüfungszeitraum 13.-17.2. <text:span text:style-name="T2">(mündlich)</text:span></text:p>
      <text:p text:style-name="P2"/>
      <text:p text:style-name="P2">Ausfall am Dies Academicus <text:span text:style-name="T32">26.10.</text:span></text:p>
      <text:p text:style-name="P2"/>
      <text:p text:style-name="P15">Motivation:</text:p>
      <text:p text:style-name="Text_20_body">gegeben sei Funktion f: R<text:span text:style-name="T4">n</text:span> → R</text:p>
      <text:p text:style-name="P16">für welche ein Extremalpunkt x<text:span text:style-name="T9">*</text:span><text:span text:style-name="T14"> in R bestimmt werden soll, d.h. löse</text:span></text:p>
      <text:p text:style-name="P16"><text:span text:style-name="T14">MIN</text:span><text:span text:style-name="T9">x in R</text:span><text:span text:style-name="T3">n</text:span><text:span text:style-name="T14"> f(x) <text:s/>bzw. x</text:span><text:span text:style-name="T9">*</text:span><text:span text:style-name="T14">=ARGMIN</text:span><text:span text:style-name="T9">x in R</text:span><text:span text:style-name="T3">n</text:span><text:span text:style-name="T14"> f(x)</text:span></text:p>
      <text:p text:style-name="P17"><text:span text:style-name="T14">B</text:span><text:span text:style-name="T17">sp</text:span><text:span text:style-name="T14"> <text:s text:c="2"/></text:span><text:span text:style-name="T15">I) f: <text:s text:c="4"/>R <text:s text:c="3"/>→ R, <text:s/></text:span><text:span text:style-name="T16">z.B. </text:span><text:span text:style-name="T15">Polynom k-ten Grades<text:line-break/></text:span><text:span text:style-name="T14">B</text:span><text:span text:style-name="T17">sp</text:span><text:span text:style-name="T15"> <text:s/>II) f: <text:s text:c="3"/>R</text:span><text:span text:style-name="T7">2</text:span><text:span text:style-name="T15"> <text:s text:c="3"/>→ R, <text:s/>z.B. Rosenbrock – Funktion<text:line-break/></text:span><text:span text:style-name="T14">B</text:span><text:span text:style-name="T17">sp</text:span><text:span text:style-name="T15"> III) f: <text:s text:c="2"/>R</text:span><text:span text:style-name="T7">~10</text:span><text:span text:style-name="T15"> <text:s/>→ R, <text:s/>z.B. Krankheit/ Datafitting (SIT- Modell, g und gemessene Daten (d</text:span><text:span text:style-name="T13">i</text:span><text:span text:style-name="T15">,t</text:span><text:span text:style-name="T13">i</text:span><text:span text:style-name="T15">)<text:line-break/></text:span><text:span text:style-name="T14">B</text:span><text:span text:style-name="T17">sp IV) </text:span><text:span text:style-name="T21">f</text:span><text:span text:style-name="T17">: R</text:span><text:span text:style-name="T5">10.000</text:span><text:span text:style-name="T17"> → R, z.B. </text:span><text:span text:style-name="T20">Training von FF</text:span><text:span text:style-name="T18"> </text:span><text:span text:style-name="T17">neuronale</text:span><text:span text:style-name="T20">m</text:span><text:span text:style-name="T17"> Netz </text:span><text:span text:style-name="T19">mit gegebenem Trainingsset </text:span><text:span text:style-name="T20">(d</text:span><text:span text:style-name="T10">i</text:span><text:span text:style-name="T20">,q</text:span><text:span text:style-name="T10">i</text:span><text:span text:style-name="T20">)<text:line-break/><text:tab/><text:tab/><text:tab/>→</text:span><text:span text:style-name="T21"> </text:span><text:span text:style-name="T20">lässt sich auch als Fittingproblem betrachten<text:line-break/></text:span><text:span text:style-name="T21"><text:tab/>finden geeigneter Kanten<text:line-break/><text:tab/>Gewichte x= (x1..xn)<text:line-break/><text:tab/>MINf(X) Min ½ </text:span><text:span text:style-name="T25">sum</text:span><text:span text:style-name="T12">stuff in TS</text:span><text:span text:style-name="T21"> || </text:span><text:span text:style-name="T22">g</text:span><text:span text:style-name="T11">i</text:span><text:span text:style-name="T21">-N</text:span><text:span text:style-name="T22">(</text:span><text:span text:style-name="T24">x,g</text:span><text:span text:style-name="T22">)</text:span><text:span text:style-name="T21">||</text:span><text:span text:style-name="T6">2</text:span></text:p>
      <text:p text:style-name="P18"><text:span text:style-name="T14">Bsp <text:s/>V) f: R</text:span><text:span text:style-name="T3">&gt;10^6</text:span><text:span text:style-name="T14"> → R, <text:s/></text:span><text:span text:style-name="T22">richtige Anwendungen, </text:span><text:span text:style-name="T14">z.B. </text:span><text:span text:style-name="T23">Optimieren </text:span><text:span text:style-name="T14">Auftrieb/Luftwiderstand </text:span><text:span text:style-name="T23">Flugzeug<text:line-break/><text:tab/><text:tab/><text:tab/><text:tab/><text:tab/><text:tab/> <text:s/>x <text:s text:c="2"/>~ parametrisierte Flügel<text:line-break/><text:tab/><text:tab/><text:tab/><text:tab/><text:tab/><text:tab/>f(x) ~ Simulation des Luftwiderstandes</text:span></text:p>
      <text:p text:style-name="P4"/>
      <text:p text:style-name="P5">Problem:</text:p>
      <text:p text:style-name="P5"><text:tab/></text:p>
      <text:p text:style-name="P6">Lösung:</text:p>
      <text:p text:style-name="P6"><text:tab/>Iterative Verfahren</text:p>
      <text:p text:style-name="P6"><text:tab/>x<text:span text:style-name="T9">k+1</text:span><text:span text:style-name="T14"> = x</text:span><text:span text:style-name="T9">k</text:span><text:span text:style-name="T14"> + alpha</text:span><text:span text:style-name="T9">k</text:span><text:span text:style-name="T14"> * S</text:span><text:span text:style-name="T9">k</text:span></text:p>
      <text:p text:style-name="P6"><text:span text:style-name="T14"><text:tab/><text:tab/>alpha</text:span><text:span text:style-name="T9">k</text:span><text:span text:style-name="T14"> := in R</text:span><text:span text:style-name="T9">+</text:span><text:span text:style-name="T14"> Schrittweite</text:span></text:p>
      <text:p text:style-name="P6"><text:span text:style-name="T14"><text:tab/><text:tab/> <text:s text:c="3"/>S</text:span><text:span text:style-name="T9">k</text:span><text:span text:style-name="T14"> <text:s text:c="3"/>:= Suchrichtung</text:span></text:p>
      <text:p text:style-name="P4"/>
      <text:p text:style-name="P7">Die Schrittrichtungen basieren hierbei meist auf Ableitungsinformationen, z.B.</text:p>
      <text:p text:style-name="P7"/>
      <text:p text:style-name="P7"><text:tab/><text:tab/><text:tab/><text:tab/>f:R →R<text:tab/><text:tab/>f: R<text:span text:style-name="T3">n</text:span><text:span text:style-name="T14"> → R</text:span></text:p>
      <text:p text:style-name="P7">STEEPEST -DESCENT<text:tab/>S<text:span text:style-name="T9">k </text:span><text:span text:style-name="T14">= -f’(x</text:span><text:span text:style-name="T9">k</text:span><text:span text:style-name="T14">)<text:tab/><text:tab/>S</text:span><text:span text:style-name="T9">k</text:span><text:span text:style-name="T14"> = - DELTA f(x</text:span><text:span text:style-name="T9">k</text:span><text:span text:style-name="T14">)</text:span></text:p>
      <text:p text:style-name="P7"><text:span text:style-name="T14"><text:tab/>NEWTON<text:tab/><text:tab/>S</text:span><text:span text:style-name="T9">k</text:span><text:span text:style-name="T14"> = -f’(x</text:span><text:span text:style-name="T9">k</text:span><text:span text:style-name="T14">) / f’’(x</text:span><text:span text:style-name="T9">k</text:span><text:span text:style-name="T14">)<text:tab/>H(x</text:span><text:span text:style-name="T9">k</text:span><text:span text:style-name="T14">) S</text:span><text:span text:style-name="T9">k</text:span><text:span text:style-name="T14"> = - DELTA f(x</text:span><text:span text:style-name="T9">n</text:span><text:span text:style-name="T14">)<text:tab/></text:span></text:p>
      <text:p text:style-name="P7"><text:tab/><text:tab/><text:tab/><text:tab/><text:tab/><text:tab/><text:tab/>→ H : Hessematrix</text:p>
      <text:p text:style-name="P8">Schrittrichtungen basieren häufig auf dem </text:p>
      <text:p text:style-name="P9">Satz von Taylor<text:span text:style-name="T27">:</text:span></text:p>
      <text:p text:style-name="P19">f: R → R (hinreichend oft differenzierbar)</text:p>
      <text:p text:style-name="P9"><text:span text:style-name="T27">f(x+s) =f(x) + f’(x)s + ½! f’’(x)s</text:span><text:span text:style-name="T8">2</text:span><text:span text:style-name="T27"> + … + 1/k! f</text:span><text:span text:style-name="T8">k</text:span><text:span text:style-name="T27">(x) s</text:span><text:span text:style-name="T8">k </text:span><text:span text:style-name="T27">+ 0s</text:span><text:span text:style-name="T8">n</text:span></text:p>
      <text:p text:style-name="P20"/>
      <text:p text:style-name="P10"><text:span text:style-name="T28">i</text:span><text:span text:style-name="T27">m vektoriellen Fall wird meist nur eine Taylorapproximation bis zur 2. Ableitung genutzt</text:span></text:p>
      <text:p text:style-name="P11">f(x+s) = f(x) + DELTA f(x)<text:span text:style-name="T3">T</text:span><text:span text:style-name="T14">s + ½ s</text:span><text:span text:style-name="T3">T</text:span><text:span text:style-name="T14"> H(x) s + 0 ( ||s||</text:span><text:span text:style-name="T3">2</text:span><text:span text:style-name="T14">)</text:span></text:p>
      <text:p text:style-name="P12"><text:span text:style-name="T14">wobei DELTA f(x) in R</text:span><text:span text:style-name="T3">n</text:span><text:span text:style-name="T14"> der Gradient und H(x) in R</text:span><text:span text:style-name="T3">nxn</text:span><text:span text:style-name="T14"> die sogenannte Hessematrix</text:span></text:p>
      <text:p text:style-name="P21"/>
      <text:p text:style-name="P22">Zusammenfassung</text:p>
      <text:list xml:id="list1954644785275016234" text:style-name="L1">
        <text:list-item>
          <text:p text:style-name="P23">- Anwendungen → Optimierung → Solver → <text:line-break/> → <text:s text:c="3"/>Sensitivitätsanalyse <text:s text:c="2"/>→ Ableitungen</text:p>
        </text:list-item>
        <text:list-item>
          <text:p text:style-name="P25">Anwendungen haben eine mathematische Grundlage, können aber meist nicht mehr einfach als f(x)= … formuliert werden</text:p>
        </text:list-item>
        <text:list-item>
          <text:p text:style-name="P25">sondern liegen als Simulationscode vor</text:p>
        </text:list-item>
        <text:list-item>
          <text:p text:style-name="P25"><text:soft-page-break/>Anwendungen sind groß und komplex</text:p>
        </text:list-item>
        <text:list-item>
          <text:p text:style-name="P26">Ableitungen sind groß und komplex <text:span text:style-name="T29">und </text:span></text:p>
        </text:list-item>
        <text:list-item>
          <text:p text:style-name="P27">letztere sind wichtig</text:p>
        </text:list-item>
        <text:list-item>
          <text:p text:style-name="P28">und dies <text:span text:style-name="T30">NUMERISCH EFFIZIENT!</text:span></text:p>
        </text:list-item>
      </text:list>
      <text:p text:style-name="P3"/>
      <text:p text:style-name="P13">Abschnitt 2: ABLEITUNGEN</text:p>
      <text:p text:style-name="P3"/>
      <text:p text:style-name="P13">Def Partielle Ableitung:</text:p>
      <text:p text:style-name="P13">Sei U <text:span text:style-name="T31">Teilmenge von</text:span> R<text:span text:style-name="T3">n </text:span><text:span text:style-name="T14"><text:s/>und f: U →R eine gegebene Fkt.. </text:span><text:span text:style-name="T26">der Grenzwert</text:span></text:p>
      <text:p text:style-name="P14"><text:span text:style-name="T14">LIM</text:span><text:span text:style-name="T9">h→0 </text:span><text:span text:style-name="T14">(f(x</text:span><text:span text:style-name="T9">1</text:span><text:span text:style-name="T14">,...x</text:span><text:span text:style-name="T9">i</text:span><text:span text:style-name="T14">+h,...x</text:span><text:span text:style-name="T9">n</text:span><text:span text:style-name="T14">) – f(x</text:span><text:span text:style-name="T9">1</text:span><text:span text:style-name="T14">,..x</text:span><text:span text:style-name="T9">i</text:span><text:span text:style-name="T14">,...x</text:span><text:span text:style-name="T9">n</text:span><text:span text:style-name="T14">)) / h heißt ~ von f nach x</text:span><text:span text:style-name="T9">i</text:span><text:span text:style-name="T14"> an der Stelle x=(x</text:span><text:span text:style-name="T9">1</text:span><text:span text:style-name="T14">,...x</text:span><text:span text:style-name="T9">n</text:span><text:span text:style-name="T14">) in U, falls dieser existiert und wird mit partial f/ partiel x</text:span><text:span text:style-name="T9">i</text:span><text:span text:style-name="T14">(x) bzw. f</text:span><text:span text:style-name="T9">xi</text:span><text:span text:style-name="T14">(x) bezeichnet.</text:span>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a570" officeooo:paragraph-rsid="001ea570"/>
    </style:style>
    <style:style style:name="MT1" style:family="text">
      <style:text-properties officeooo:rsid="0039701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kript automatische<text:span text:style-name="MT1">s/ algorithmisches</text:span> Differenzier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15:50.262669337</meta:creation-date>
    <dc:date>2017-10-19T18:06:33.374392424</dc:date>
    <meta:editing-duration>PT3H9M42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3" meta:paragraph-count="43" meta:word-count="383" meta:character-count="2405" meta:non-whitespace-character-count="1983"/>
  </office:meta>
</office:document-meta>
</file>